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b514" officeooo:paragraph-rsid="000db514" style:font-weight-asian="normal" style:font-weight-complex="normal"/>
    </style:style>
    <style:style style:name="P2" style:family="paragraph" style:parent-style-name="Standard">
      <style:text-properties fo:font-weight="bold" officeooo:rsid="000db514" officeooo:paragraph-rsid="000db514" style:font-weight-asian="bold" style:font-weight-complex="bold"/>
    </style:style>
    <style:style style:name="P3" style:family="paragraph" style:parent-style-name="Title">
      <style:text-properties fo:font-weight="bold" style:font-weight-asian="bold" style:font-weight-complex="bold"/>
    </style:style>
    <style:style style:name="P4" style:family="paragraph" style:parent-style-name="Heading_20_1">
      <style:text-properties officeooo:paragraph-rsid="001186b4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186b4" officeooo:paragraph-rsid="001186b4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db514" officeooo:paragraph-rsid="001186b4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db514" officeooo:paragraph-rsid="00137323" style:font-weight-asian="normal" style:font-weight-complex="normal"/>
    </style:style>
    <style:style style:name="P8" style:family="paragraph" style:parent-style-name="Standard">
      <style:text-properties fo:font-weight="normal" officeooo:rsid="000db514" officeooo:paragraph-rsid="001186b4" style:font-weight-asian="normal" style:font-weight-complex="normal"/>
    </style:style>
    <style:style style:name="P9" style:family="paragraph" style:parent-style-name="Standard" style:list-style-name="L2">
      <style:text-properties officeooo:rsid="001186b4" officeooo:paragraph-rsid="00137323"/>
    </style:style>
    <style:style style:name="T1" style:family="text">
      <style:text-properties officeooo:rsid="000db5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b514" style:font-weight-asian="normal" style:font-weight-complex="normal"/>
    </style:style>
    <style:style style:name="T4" style:family="text">
      <style:text-properties officeooo:rsid="001186b4"/>
    </style:style>
    <style:style style:name="T5" style:family="text">
      <style:text-properties officeooo:rsid="0013732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2017-07-<text:span text:style-name="T4">31</text:span> </text:p>
      <text:p text:style-name="P3">Java 8 Practise Problems <text:span text:style-name="T4">Part 2</text:span></text:p>
      <text:p text:style-name="P2"/>
      <text:h text:style-name="Heading_20_1" text:outline-level="1">Problem <text:span text:style-name="T4">3 (Apple program continued)</text:span>:</text:h>
      <text:list xml:id="list3721468397" text:style-name="L1">
        <text:list-item>
          <text:p text:style-name="P5">Create a class Apple with following attributes. Colour, weight <text:span text:style-name="T5">and</text:span> variety.</text:p>
        </text:list-item>
        <text:list-item>
          <text:p text:style-name="P5"><text:span text:style-name="T5">C</text:span>reate a service which given any criteria filter will give list of apples which meet that criteria.</text:p>
        </text:list-item>
      </text:list>
      <text:p text:style-name="P1"/>
      <text:h text:style-name="P4" text:outline-level="1"><text:span text:style-name="T1">Problem</text:span> <text:span text:style-name="T5">4</text:span> <text:span text:style-name="T4">(Employee program continued)</text:span>:</text:h>
      <text:list xml:id="list810296813" text:style-name="L2">
        <text:list-item>
          <text:p text:style-name="P6">Create a java class called skills with relevant information. <text:s/></text:p>
        </text:list-item>
        <text:list-item>
          <text:p text:style-name="P7">Create a service called Skills service with following methods.</text:p>
          <text:list>
            <text:list-item>
              <text:p text:style-name="P9"><text:span text:style-name="T3">Given a</text:span><text:span text:style-name="T2">n</text:span><text:span text:style-name="T3"> employee id, list all skills of the employee.</text:span></text:p>
            </text:list-item>
            <text:list-item>
              <text:p text:style-name="P6">Given a skill id, list all employees with that skill.</text:p>
            </text:list-item>
          </text:list>
        </text:list-item>
      </text:list>
      <text:p text:style-name="P8"/>
      <text:p text:style-name="P8">Note: Read chapter 1 and 2 of Java 8 in action to complete this assign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2:09:56.082000000</meta:creation-date>
    <dc:date>2017-07-31T11:19:26.979000000</dc:date>
    <meta:editing-duration>PT4M6S</meta:editing-duration>
    <meta:editing-cycles>7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11" meta:word-count="104" meta:character-count="608" meta:non-whitespace-character-count="518"/>
  </office:meta>
</office:document-meta>
</file>